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22000003C6408A4188.png" manifest:media-type="image/png"/>
  <manifest:file-entry manifest:full-path="Pictures/10000001000002EF00000110C50FC0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width="6.6929in" svg:height="2.4236in" draw:z-index="0"><draw:image xlink:href="Pictures/10000001000002EF00000110C50FC0D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Image2 Copy 1" text:anchor-type="char" svg:x="0.7508in" svg:y="3.1563in" svg:width="4.1083in" svg:height="3.7508in" draw:z-index="1"><draw:image xlink:href="Pictures/1000000000000422000003C6408A418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20:15:25.253662930</meta:creation-date>
    <dc:date>2024-11-19T20:18:07.125449813</dc:date>
    <meta:editing-duration>PT2M39S</meta:editing-duration>
    <meta:editing-cycles>8</meta:editing-cycles>
    <meta:generator>LibreOffice/24.2.6.2$Linux_X86_64 LibreOffice_project/420$Build-2</meta:generator>
    <meta:document-statistic meta:table-count="0" meta:image-count="2" meta:object-count="0" meta:page-count="2" meta:paragraph-count="1" meta:word-count="0" meta:character-count="48" meta:non-whitespace-character-count="0"/>
  </office:meta>
</office:document-meta>
</file>